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d63f" officeooo:paragraph-rsid="001ed63f"/>
    </style:style>
    <style:style style:name="P2" style:family="paragraph" style:parent-style-name="Standard">
      <style:text-properties officeooo:rsid="001ef0e1" officeooo:paragraph-rsid="001ef0e1"/>
    </style:style>
    <style:style style:name="P3" style:family="paragraph" style:parent-style-name="Standard">
      <style:paragraph-properties fo:break-before="page"/>
      <style:text-properties officeooo:rsid="001ef0e1" officeooo:paragraph-rsid="001ef0e1"/>
    </style:style>
    <style:style style:name="T1" style:family="text">
      <style:text-properties officeooo:rsid="00210b7a"/>
    </style:style>
    <style:style style:name="T2" style:family="text">
      <style:text-properties officeooo:rsid="0022b4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lete from employments where wage_rate &lt;= 0.25;</text:p>
      <text:p text:style-name="Standard">delete from field_comprehensions where field in (</text:p>
      <text:p text:style-name="Standard"><text:tab/>select field from fields where professor_id not in (</text:p>
      <text:p text:style-name="Standard"><text:tab/><text:tab/>select professor_id from employments</text:p>
      <text:p text:style-name="Standard"><text:tab/>)</text:p>
      <text:p text:style-name="Standard">);</text:p>
      <text:p text:style-name="Standard">delete from fields where professor_id not in (</text:p>
      <text:p text:style-name="Standard"><text:tab/>select professor_id from employments</text:p>
      <text:p text:style-name="Standard">);</text:p>
      <text:p text:style-name="Standard">delete from professors where professor_id not in (</text:p>
      <text:p text:style-name="Standard"><text:tab/>select professor_id from employments</text:p>
      <text:p text:style-name="Standard">);</text:p>
      <text:p text:style-name="Standard"/>
      <text:p text:style-name="P1">%===</text:p>
      <text:p text:style-name="P1"/>
      <text:p text:style-name="P1">update students</text:p>
      <text:p text:style-name="P1"><text:tab/>set snils = concat(</text:p>
      <text:p text:style-name="P1"><text:tab/><text:tab/>'08', '5-',</text:p>
      <text:p text:style-name="P1"><text:tab/><text:tab/>lpad(floor(random()*1000)::text, 3, '0'),</text:p>
      <text:p text:style-name="P1"><text:tab/><text:tab/>'-',</text:p>
      <text:p text:style-name="P1"><text:tab/><text:tab/>lpad(floor(random()*1000)::text, 3, '0'),</text:p>
      <text:p text:style-name="P1"><text:tab/><text:tab/>' ',</text:p>
      <text:p text:style-name="P1"><text:tab/><text:tab/>floor(random()*10)::text</text:p>
      <text:p text:style-name="P1"><text:tab/>)</text:p>
      <text:p text:style-name="P1">where snils is null;</text:p>
      <text:p text:style-name="P2"/>
      <text:p text:style-name="P2">%===</text:p>
      <text:p text:style-name="P2"/>
      <text:p text:style-name="P2">insert into graduation_papers (professor_id, student_id, title)</text:p>
      <text:p text:style-name="P2">values </text:p>
      <text:p text:style-name="P2"><text:tab/>(810002, 847516, 'Интеграция биометрии'),</text:p>
      <text:p text:style-name="P2"><text:tab/>(810008, 812507, 'Разработа игрового движка'),</text:p>
      <text:p text:style-name="P2"><text:tab/>(810002, 816390, 'Разработка системы безопасности в СпёрБанке'),</text:p>
      <text:p text:style-name="P2"><text:tab/>(810008, 834759, 'Проектирование файловой системы'),</text:p>
      <text:p text:style-name="P2"><text:tab/>(810018, 879826, 'Интеграция отечественной ОС и существующих приложений'),</text:p>
      <text:p text:style-name="P2"><text:tab/>(810018, 817911, 'Разработка отечественной ОС'),</text:p>
      <text:p text:style-name="P2"><text:tab/>(810002, 829125, 'Написание алгоритма шифрования для транзакций'),</text:p>
      <text:p text:style-name="P2"><text:tab/>(810018, 898899, 'Проектирование архитектуры отечественного процессора'),</text:p>
      <text:p text:style-name="P2"><text:tab/>(830001, 865062, 'Интеграция информационных технологий со сферой образования'),</text:p>
      <text:p text:style-name="P2"><text:tab/>(830001, 836066, 'Написание стабильного сервера для системы ОРИОКС')</text:p>
      <text:p text:style-name="P2">;</text:p>
      <text:p text:style-name="P2"/>
      <text:p text:style-name="P2"/>
      <text:p text:style-name="P3">%<text:span text:style-name="T1">===</text:span></text:p>
      <text:p text:style-name="P2"/>
      <text:p text:style-name="P2">insert into dormitory (student_id, student_first_name, student_name, student_patronymic, student_group_number, living_place)</text:p>
      <text:p text:style-name="P2">select </text:p>
      <text:p text:style-name="P2"><text:tab/>s.student_id,</text:p>
      <text:p text:style-name="P2"><text:tab/>s.first_name,</text:p>
      <text:p text:style-name="P2"><text:tab/>s.last_name, </text:p>
      <text:p text:style-name="P2"><text:tab/>s.patronymic,</text:p>
      <text:p text:style-name="P2"><text:tab/>s.students_group_number,</text:p>
      <text:p text:style-name="P2"><text:tab/>concat((floor(random() * 5) + 11)::text, '-', (floor(random() * 451) + 100)::text)</text:p>
      <text:p text:style-name="P2">from students s;</text:p>
      <text:p text:style-name="P2"/>
      <text:p text:style-name="P2">%<text:span text:style-name="T2">===</text:span></text:p>
      <text:p text:style-name="P2"/>
      <text:p text:style-name="P2">insert into student_assotiations(students_assotiation_id, title)</text:p>
      <text:p text:style-name="P2">values</text:p>
      <text:p text:style-name="P2"><text:tab/>(floor(random()*1000000), 'Студенческий союз'),</text:p>
      <text:p text:style-name="P2"><text:tab/>(floor(random()*1000000), 'Общество анонимных программистов'),</text:p>
      <text:p text:style-name="P2"><text:tab/>(floor(random()*1000000), 'Литературный клуб'),</text:p>
      <text:p text:style-name="P2"><text:tab/>(floor(random()*1000000), 'Экологическая группа'),</text:p>
      <text:p text:style-name="P2"><text:tab/>(floor(random()*1000000), 'Дебатный клуб'),</text:p>
      <text:p text:style-name="P2"><text:tab/>(floor(random()*1000000), 'Расстрельный клуб'),</text:p>
      <text:p text:style-name="P2"><text:tab/>(floor(random()*1000000), 'Клуб должников'),</text:p>
      <text:p text:style-name="P2"><text:tab/>(floor(random()*1000000), 'Художественный клуб'),</text:p>
      <text:p text:style-name="P2"><text:tab/>(floor(random()*1000000), 'Спортивный комитет'),</text:p>
      <text:p text:style-name="P2"><text:tab/>(floor(random()*1000000), 'Клуб компьютерных наук')</text:p>
      <text:p text:style-name="P2">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16:25:17.248096043</meta:creation-date>
    <dc:date>2024-03-09T17:31:25.085364247</dc:date>
    <meta:editing-duration>PT35M36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61" meta:word-count="220" meta:character-count="2148" meta:non-whitespace-character-count="1940"/>
  </office:meta>
</office:document-meta>
</file>